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Mono L" svg:font-family="'Nimbus Mono L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7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imbus Mono L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style:font-name="Nimbus Mono L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imbus Mono 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imbus Mono L"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I OPEN DE ALA DELTA DE PEDRO BERNARDO - BALIZAS" table:style-name="ta1" table:print="false">
        <table:table-column table:style-name="co3" table:default-cell-style-name="ce2"/>
        <table:table-column table:style-name="co4" table:default-cell-style-name="ce2"/>
        <table:table-column table:style-name="co2" table:number-columns-repeated="3" table:default-cell-style-name="ce4"/>
        <table:table-column table:style-name="co2" table:number-columns-repeated="1019" table:default-cell-style-name="ce2"/>
        <table:table-row table:style-name="ro2"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3" office:value-type="string">
            <text:p>Latitud</text:p>
          </table:table-cell>
          <table:table-cell table:style-name="ce3" office:value-type="string">
            <text:p>Longitud</text:p>
          </table:table-cell>
          <table:table-cell table:style-name="ce3" office:value-type="string">
            <text:p>Altitud</text:p>
          </table:table-cell>
          <table:table-cell table:style-name="ce1" table:number-columns-repeated="1019"/>
        </table:table-row>
        <table:table-row table:style-name="ro2">
          <table:table-cell office:value-type="string">
            <text:p>D01125</text:p>
          </table:table-cell>
          <table:table-cell office:value-type="string">
            <text:p>DESPEG PB OESTE</text:p>
          </table:table-cell>
          <table:table-cell office:value-type="string">
            <text:p>40.255474</text:p>
          </table:table-cell>
          <table:table-cell office:value-type="string">
            <text:p>-4.906204</text:p>
          </table:table-cell>
          <table:table-cell office:value-type="string">
            <text:p>1125.1</text:p>
          </table:table-cell>
          <table:table-cell table:number-columns-repeated="1019"/>
        </table:table-row>
        <table:table-row table:style-name="ro2">
          <table:table-cell office:value-type="string">
            <text:p>D02100</text:p>
          </table:table-cell>
          <table:table-cell office:value-type="string">
            <text:p>DESPEG PB ESTE</text:p>
          </table:table-cell>
          <table:table-cell office:value-type="string">
            <text:p>40.250858</text:p>
          </table:table-cell>
          <table:table-cell office:value-type="string">
            <text:p>-4.888968</text:p>
          </table:table-cell>
          <table:table-cell office:value-type="string">
            <text:p>999.9</text:p>
          </table:table-cell>
          <table:table-cell table:number-columns-repeated="1019"/>
        </table:table-row>
        <table:table-row table:style-name="ro2">
          <table:table-cell office:value-type="string">
            <text:p>D03094</text:p>
          </table:table-cell>
          <table:table-cell office:value-type="string">
            <text:p>DESPEG PB SUR</text:p>
          </table:table-cell>
          <table:table-cell office:value-type="string">
            <text:p>40.243836</text:p>
          </table:table-cell>
          <table:table-cell office:value-type="string">
            <text:p>-4.894709</text:p>
          </table:table-cell>
          <table:table-cell office:value-type="string">
            <text:p>940.0</text:p>
          </table:table-cell>
          <table:table-cell table:number-columns-repeated="1019"/>
        </table:table-row>
        <table:table-row table:style-name="ro2">
          <table:table-cell office:value-type="string">
            <text:p>D04132</text:p>
          </table:table-cell>
          <table:table-cell office:value-type="string">
            <text:p>DESPEG REAL S VICENTE</text:p>
          </table:table-cell>
          <table:table-cell office:value-type="string">
            <text:p>40.154736</text:p>
          </table:table-cell>
          <table:table-cell office:value-type="string">
            <text:p>-4.743076</text:p>
          </table:table-cell>
          <table:table-cell office:value-type="string">
            <text:p>1320.0</text:p>
          </table:table-cell>
          <table:table-cell table:number-columns-repeated="1019"/>
        </table:table-row>
        <table:table-row table:style-name="ro2">
          <table:table-cell office:value-type="string">
            <text:p>D10192</text:p>
          </table:table-cell>
          <table:table-cell office:value-type="string">
            <text:p>DESPEG PIEDRAHITA CASETA</text:p>
          </table:table-cell>
          <table:table-cell office:value-type="string">
            <text:p>40.421989</text:p>
          </table:table-cell>
          <table:table-cell office:value-type="string">
            <text:p>-5.300721</text:p>
          </table:table-cell>
          <table:table-cell office:value-type="string">
            <text:p>1920.0</text:p>
          </table:table-cell>
          <table:table-cell table:number-columns-repeated="1019"/>
        </table:table-row>
        <table:table-row table:style-name="ro2">
          <table:table-cell office:value-type="string">
            <text:p>G01044</text:p>
          </table:table-cell>
          <table:table-cell office:value-type="string">
            <text:p>GOL PEDRO BERNARDO</text:p>
          </table:table-cell>
          <table:table-cell office:value-type="string">
            <text:p>40.228405</text:p>
          </table:table-cell>
          <table:table-cell office:value-type="string">
            <text:p>-4.881338</text:p>
          </table:table-cell>
          <table:table-cell office:value-type="string">
            <text:p>439.9</text:p>
          </table:table-cell>
          <table:table-cell table:number-columns-repeated="1019"/>
        </table:table-row>
        <table:table-row table:style-name="ro2">
          <table:table-cell office:value-type="string">
            <text:p>G02070</text:p>
          </table:table-cell>
          <table:table-cell office:value-type="string">
            <text:p>GOL IGLESUELA</text:p>
          </table:table-cell>
          <table:table-cell office:value-type="string">
            <text:p>40.229332</text:p>
          </table:table-cell>
          <table:table-cell office:value-type="string">
            <text:p>-4.751533</text:p>
          </table:table-cell>
          <table:table-cell office:value-type="string">
            <text:p>700.0</text:p>
          </table:table-cell>
          <table:table-cell table:number-columns-repeated="1019"/>
        </table:table-row>
        <table:table-row table:style-name="ro2">
          <table:table-cell office:value-type="string">
            <text:p>G03068</text:p>
          </table:table-cell>
          <table:table-cell office:value-type="string">
            <text:p>GOL HIGUERA DUENAS</text:p>
          </table:table-cell>
          <table:table-cell office:value-type="string">
            <text:p>40.234043</text:p>
          </table:table-cell>
          <table:table-cell office:value-type="string">
            <text:p>-4.598195</text:p>
          </table:table-cell>
          <table:table-cell office:value-type="string">
            <text:p>637.0</text:p>
          </table:table-cell>
          <table:table-cell table:number-columns-repeated="1019"/>
        </table:table-row>
        <table:table-row table:style-name="ro2">
          <table:table-cell office:value-type="string">
            <text:p>G04036</text:p>
          </table:table-cell>
          <table:table-cell office:value-type="string">
            <text:p>GOL TALAVERA</text:p>
          </table:table-cell>
          <table:table-cell office:value-type="string">
            <text:p>39.953602</text:p>
          </table:table-cell>
          <table:table-cell office:value-type="string">
            <text:p>-4.808965</text:p>
          </table:table-cell>
          <table:table-cell office:value-type="string">
            <text:p>365.0</text:p>
          </table:table-cell>
          <table:table-cell table:number-columns-repeated="1019"/>
        </table:table-row>
        <table:table-row table:style-name="ro2">
          <table:table-cell office:value-type="string">
            <text:p>G05094</text:p>
          </table:table-cell>
          <table:table-cell office:value-type="string">
            <text:p>GOL MARUGAN AERODROMO</text:p>
          </table:table-cell>
          <table:table-cell office:value-type="string">
            <text:p>40.909817</text:p>
          </table:table-cell>
          <table:table-cell office:value-type="string">
            <text:p>-4.368954</text:p>
          </table:table-cell>
          <table:table-cell office:value-type="string">
            <text:p>940.0</text:p>
          </table:table-cell>
          <table:table-cell table:number-columns-repeated="1019"/>
        </table:table-row>
        <table:table-row table:style-name="ro2">
          <table:table-cell office:value-type="string">
            <text:p>G06108</text:p>
          </table:table-cell>
          <table:table-cell office:value-type="string">
            <text:p>GOL AVILA AERODROMO</text:p>
          </table:table-cell>
          <table:table-cell office:value-type="string">
            <text:p>40.605515</text:p>
          </table:table-cell>
          <table:table-cell office:value-type="string">
            <text:p>-4.791884</text:p>
          </table:table-cell>
          <table:table-cell office:value-type="string">
            <text:p>1080.0</text:p>
          </table:table-cell>
          <table:table-cell table:number-columns-repeated="1019"/>
        </table:table-row>
        <table:table-row table:style-name="ro2">
          <table:table-cell office:value-type="string">
            <text:p>G07102</text:p>
          </table:table-cell>
          <table:table-cell office:value-type="string">
            <text:p>GOL PIEDRAHITA ESCOMBRERA</text:p>
          </table:table-cell>
          <table:table-cell office:value-type="string">
            <text:p>40.483639</text:p>
          </table:table-cell>
          <table:table-cell office:value-type="string">
            <text:p>-5.318584</text:p>
          </table:table-cell>
          <table:table-cell office:value-type="string">
            <text:p>1016.0</text:p>
          </table:table-cell>
          <table:table-cell table:number-columns-repeated="1019"/>
        </table:table-row>
        <table:table-row table:style-name="ro2">
          <table:table-cell office:value-type="string">
            <text:p>G08074</text:p>
          </table:table-cell>
          <table:table-cell office:value-type="string">
            <text:p>GOL ALCAZAREN AERODROMO</text:p>
          </table:table-cell>
          <table:table-cell office:value-type="string">
            <text:p>41.371464</text:p>
          </table:table-cell>
          <table:table-cell office:value-type="string">
            <text:p>-4.695979</text:p>
          </table:table-cell>
          <table:table-cell office:value-type="string">
            <text:p>738.0</text:p>
          </table:table-cell>
          <table:table-cell table:number-columns-repeated="1019"/>
        </table:table-row>
        <table:table-row table:style-name="ro2">
          <table:table-cell office:value-type="string">
            <text:p>G09117</text:p>
          </table:table-cell>
          <table:table-cell office:value-type="string">
            <text:p>GOL ARCONES</text:p>
          </table:table-cell>
          <table:table-cell office:value-type="string">
            <text:p>41.108025</text:p>
          </table:table-cell>
          <table:table-cell office:value-type="string">
            <text:p>-3.717241</text:p>
          </table:table-cell>
          <table:table-cell office:value-type="string">
            <text:p>1172.0</text:p>
          </table:table-cell>
          <table:table-cell table:number-columns-repeated="1019"/>
        </table:table-row>
        <table:table-row table:style-name="ro2">
          <table:table-cell office:value-type="string">
            <text:p>G10048</text:p>
          </table:table-cell>
          <table:table-cell office:value-type="string">
            <text:p>GOL ESCALONA</text:p>
          </table:table-cell>
          <table:table-cell office:value-type="string">
            <text:p>40.181118</text:p>
          </table:table-cell>
          <table:table-cell office:value-type="string">
            <text:p>-4.411290</text:p>
          </table:table-cell>
          <table:table-cell office:value-type="string">
            <text:p>477.0</text:p>
          </table:table-cell>
          <table:table-cell table:number-columns-repeated="1019"/>
        </table:table-row>
        <table:table-row table:style-name="ro2">
          <table:table-cell office:value-type="string">
            <text:p>G11029</text:p>
          </table:table-cell>
          <table:table-cell office:value-type="string">
            <text:p>GOL ROSARITO</text:p>
          </table:table-cell>
          <table:table-cell office:value-type="string">
            <text:p>40.067268</text:p>
          </table:table-cell>
          <table:table-cell office:value-type="string">
            <text:p>-5.358474</text:p>
          </table:table-cell>
          <table:table-cell office:value-type="string">
            <text:p>288.0</text:p>
          </table:table-cell>
          <table:table-cell table:number-columns-repeated="1019"/>
        </table:table-row>
        <table:table-row table:style-name="ro2">
          <table:table-cell office:value-type="string">
            <text:p>B06043</text:p>
          </table:table-cell>
          <table:table-cell office:value-type="string">
            <text:p>AT IGLESUELA AERODROMO</text:p>
          </table:table-cell>
          <table:table-cell office:value-type="string">
            <text:p>40.246906</text:p>
          </table:table-cell>
          <table:table-cell office:value-type="string">
            <text:p>-4.789621</text:p>
          </table:table-cell>
          <table:table-cell office:value-type="string">
            <text:p>430.1</text:p>
          </table:table-cell>
          <table:table-cell table:number-columns-repeated="1019"/>
        </table:table-row>
        <table:table-row table:style-name="ro2">
          <table:table-cell office:value-type="string">
            <text:p>B10045</text:p>
          </table:table-cell>
          <table:table-cell office:value-type="string">
            <text:p>AT BUENAVENTURA</text:p>
          </table:table-cell>
          <table:table-cell office:value-type="string">
            <text:p>40.180302</text:p>
          </table:table-cell>
          <table:table-cell office:value-type="string">
            <text:p>-4.853853</text:p>
          </table:table-cell>
          <table:table-cell office:value-type="string">
            <text:p>450.0</text:p>
          </table:table-cell>
          <table:table-cell table:number-columns-repeated="1019"/>
        </table:table-row>
        <table:table-row table:style-name="ro2">
          <table:table-cell office:value-type="string">
            <text:p>B15041</text:p>
          </table:table-cell>
          <table:table-cell office:value-type="string">
            <text:p>AT CRUCE ASP TAL</text:p>
          </table:table-cell>
          <table:table-cell office:value-type="string">
            <text:p>40.180374</text:p>
          </table:table-cell>
          <table:table-cell office:value-type="string">
            <text:p>-5.039601</text:p>
          </table:table-cell>
          <table:table-cell office:value-type="string">
            <text:p>409.9</text:p>
          </table:table-cell>
          <table:table-cell table:number-columns-repeated="1019"/>
        </table:table-row>
        <table:table-row table:style-name="ro2">
          <table:table-cell office:value-type="string">
            <text:p>B18075</text:p>
          </table:table-cell>
          <table:table-cell office:value-type="string">
            <text:p>AT NAVAMORCUENDE</text:p>
          </table:table-cell>
          <table:table-cell office:value-type="string">
            <text:p>40.158661</text:p>
          </table:table-cell>
          <table:table-cell office:value-type="string">
            <text:p>-4.794487</text:p>
          </table:table-cell>
          <table:table-cell office:value-type="string">
            <text:p>749.9</text:p>
          </table:table-cell>
          <table:table-cell table:number-columns-repeated="1019"/>
        </table:table-row>
        <table:table-row table:style-name="ro2">
          <table:table-cell office:value-type="string">
            <text:p>B01029</text:p>
          </table:table-cell>
          <table:table-cell office:value-type="string">
            <text:p>TALAYUELA</text:p>
          </table:table-cell>
          <table:table-cell office:value-type="string">
            <text:p>39.984917</text:p>
          </table:table-cell>
          <table:table-cell office:value-type="string">
            <text:p>-5.605917</text:p>
          </table:table-cell>
          <table:table-cell office:value-type="string">
            <text:p>290.0</text:p>
          </table:table-cell>
          <table:table-cell table:number-columns-repeated="1019"/>
        </table:table-row>
        <table:table-row table:style-name="ro2">
          <table:table-cell office:value-type="string">
            <text:p>B04058</text:p>
          </table:table-cell>
          <table:table-cell office:value-type="string">
            <text:p>MARRUPE CRUCE</text:p>
          </table:table-cell>
          <table:table-cell office:value-type="string">
            <text:p>40.088688</text:p>
          </table:table-cell>
          <table:table-cell office:value-type="string">
            <text:p>-4.795122</text:p>
          </table:table-cell>
          <table:table-cell office:value-type="string">
            <text:p>580.0</text:p>
          </table:table-cell>
          <table:table-cell table:number-columns-repeated="1019"/>
        </table:table-row>
        <table:table-row table:style-name="ro2">
          <table:table-cell office:value-type="string">
            <text:p>B05072</text:p>
          </table:table-cell>
          <table:table-cell office:value-type="string">
            <text:p>TORRE INCENDIOS</text:p>
          </table:table-cell>
          <table:table-cell office:value-type="string">
            <text:p>40.268162</text:p>
          </table:table-cell>
          <table:table-cell office:value-type="string">
            <text:p>-4.844302</text:p>
          </table:table-cell>
          <table:table-cell office:value-type="string">
            <text:p>719.9</text:p>
          </table:table-cell>
          <table:table-cell table:number-columns-repeated="1019"/>
        </table:table-row>
        <table:table-row table:style-name="ro2">
          <table:table-cell office:value-type="string">
            <text:p>B07080</text:p>
          </table:table-cell>
          <table:table-cell office:value-type="string">
            <text:p>ABANTERA</text:p>
          </table:table-cell>
          <table:table-cell office:value-type="string">
            <text:p>40.210636</text:p>
          </table:table-cell>
          <table:table-cell office:value-type="string">
            <text:p>-4.962979</text:p>
          </table:table-cell>
          <table:table-cell office:value-type="string">
            <text:p>799.9</text:p>
          </table:table-cell>
          <table:table-cell table:number-columns-repeated="1019"/>
        </table:table-row>
        <table:table-row table:style-name="ro2">
          <table:table-cell office:value-type="string">
            <text:p>B08044</text:p>
          </table:table-cell>
          <table:table-cell office:value-type="string">
            <text:p>LANZAHITA FRONTON</text:p>
          </table:table-cell>
          <table:table-cell office:value-type="string">
            <text:p>40.205826</text:p>
          </table:table-cell>
          <table:table-cell office:value-type="string">
            <text:p>-4.929815</text:p>
          </table:table-cell>
          <table:table-cell office:value-type="string">
            <text:p>439.9</text:p>
          </table:table-cell>
          <table:table-cell table:number-columns-repeated="1019"/>
        </table:table-row>
        <table:table-row table:style-name="ro2">
          <table:table-cell office:value-type="string">
            <text:p>B09028</text:p>
          </table:table-cell>
          <table:table-cell office:value-type="string">
            <text:p>NAVALMORAL GASOLINERA</text:p>
          </table:table-cell>
          <table:table-cell office:value-type="string">
            <text:p>39.904233</text:p>
          </table:table-cell>
          <table:table-cell office:value-type="string">
            <text:p>-5.691867</text:p>
          </table:table-cell>
          <table:table-cell office:value-type="string">
            <text:p>278.0</text:p>
          </table:table-cell>
          <table:table-cell table:number-columns-repeated="1019"/>
        </table:table-row>
        <table:table-row table:style-name="ro2">
          <table:table-cell office:value-type="string">
            <text:p>B10058</text:p>
          </table:table-cell>
          <table:table-cell office:value-type="string">
            <text:p>MOMBELTRAN CASTILLO</text:p>
          </table:table-cell>
          <table:table-cell office:value-type="string">
            <text:p>40.255928</text:p>
          </table:table-cell>
          <table:table-cell office:value-type="string">
            <text:p>-5.019141</text:p>
          </table:table-cell>
          <table:table-cell office:value-type="string">
            <text:p>580.0</text:p>
          </table:table-cell>
          <table:table-cell table:number-columns-repeated="1019"/>
        </table:table-row>
        <table:table-row table:style-name="ro2">
          <table:table-cell office:value-type="string">
            <text:p>B13078</text:p>
          </table:table-cell>
          <table:table-cell office:value-type="string">
            <text:p>ALMENDRAL CANADA</text:p>
          </table:table-cell>
          <table:table-cell office:value-type="string">
            <text:p>40.183365</text:p>
          </table:table-cell>
          <table:table-cell office:value-type="string">
            <text:p>-4.740501</text:p>
          </table:table-cell>
          <table:table-cell office:value-type="string">
            <text:p>635.0</text:p>
          </table:table-cell>
          <table:table-cell table:number-columns-repeated="1019"/>
        </table:table-row>
        <table:table-row table:style-name="ro2">
          <table:table-cell office:value-type="string">
            <text:p>B14040</text:p>
          </table:table-cell>
          <table:table-cell office:value-type="string">
            <text:p>LA HIGUERILLA</text:p>
          </table:table-cell>
          <table:table-cell office:value-type="string">
            <text:p>40.185524</text:p>
          </table:table-cell>
          <table:table-cell office:value-type="string">
            <text:p>-4.996919</text:p>
          </table:table-cell>
          <table:table-cell office:value-type="string">
            <text:p>400.0</text:p>
          </table:table-cell>
          <table:table-cell table:number-columns-repeated="1019"/>
        </table:table-row>
        <table:table-row table:style-name="ro2">
          <table:table-cell office:value-type="string">
            <text:p>B16038</text:p>
          </table:table-cell>
          <table:table-cell office:value-type="string">
            <text:p>TIETAR PUENTE</text:p>
          </table:table-cell>
          <table:table-cell office:value-type="string">
            <text:p>40.154987</text:p>
          </table:table-cell>
          <table:table-cell office:value-type="string">
            <text:p>-5.019223</text:p>
          </table:table-cell>
          <table:table-cell office:value-type="string">
            <text:p>380.1</text:p>
          </table:table-cell>
          <table:table-cell table:number-columns-repeated="1019"/>
        </table:table-row>
        <table:table-row table:style-name="ro2">
          <table:table-cell office:value-type="string">
            <text:p>B20062</text:p>
          </table:table-cell>
          <table:table-cell office:value-type="string">
            <text:p>ADRADA CASTILLO</text:p>
          </table:table-cell>
          <table:table-cell office:value-type="string">
            <text:p>40.297485</text:p>
          </table:table-cell>
          <table:table-cell office:value-type="string">
            <text:p>-4.641086</text:p>
          </table:table-cell>
          <table:table-cell office:value-type="string">
            <text:p>619.9</text:p>
          </table:table-cell>
          <table:table-cell table:number-columns-repeated="1019"/>
        </table:table-row>
        <table:table-row table:style-name="ro2">
          <table:table-cell office:value-type="string">
            <text:p>B24069</text:p>
          </table:table-cell>
          <table:table-cell office:value-type="string">
            <text:p>HIGUERA DUENAS PUEBLO</text:p>
          </table:table-cell>
          <table:table-cell office:value-type="string">
            <text:p>40.238682</text:p>
          </table:table-cell>
          <table:table-cell office:value-type="string">
            <text:p>-4.603349</text:p>
          </table:table-cell>
          <table:table-cell office:value-type="string">
            <text:p>690.1</text:p>
          </table:table-cell>
          <table:table-cell table:number-columns-repeated="1019"/>
        </table:table-row>
        <table:table-row table:style-name="ro2">
          <table:table-cell office:value-type="string">
            <text:p>B25085</text:p>
          </table:table-cell>
          <table:table-cell office:value-type="string">
            <text:p>MONASTERIO SEMIA</text:p>
          </table:table-cell>
          <table:table-cell office:value-type="string">
            <text:p>40.310463</text:p>
          </table:table-cell>
          <table:table-cell office:value-type="string">
            <text:p>-4.515096</text:p>
          </table:table-cell>
          <table:table-cell office:value-type="string">
            <text:p>849.9</text:p>
          </table:table-cell>
          <table:table-cell table:number-columns-repeated="1019"/>
        </table:table-row>
        <table:table-row table:style-name="ro2">
          <table:table-cell office:value-type="string">
            <text:p>B26076</text:p>
          </table:table-cell>
          <table:table-cell office:value-type="string">
            <text:p>CAMPO FUTBOL</text:p>
          </table:table-cell>
          <table:table-cell office:value-type="string">
            <text:p>40.237450</text:p>
          </table:table-cell>
          <table:table-cell office:value-type="string">
            <text:p>-4.920983</text:p>
          </table:table-cell>
          <table:table-cell office:value-type="string">
            <text:p>760.0</text:p>
          </table:table-cell>
          <table:table-cell table:number-columns-repeated="1019"/>
        </table:table-row>
        <table:table-row table:style-name="ro2">
          <table:table-cell office:value-type="string">
            <text:p>B27070</text:p>
          </table:table-cell>
          <table:table-cell office:value-type="string">
            <text:p>S MARTIN VALDEIGLESIAS</text:p>
          </table:table-cell>
          <table:table-cell office:value-type="string">
            <text:p>40.358379</text:p>
          </table:table-cell>
          <table:table-cell office:value-type="string">
            <text:p>-4.409911</text:p>
          </table:table-cell>
          <table:table-cell office:value-type="string">
            <text:p>700.0</text:p>
          </table:table-cell>
          <table:table-cell table:number-columns-repeated="1019"/>
        </table:table-row>
        <table:table-row table:style-name="ro2">
          <table:table-cell office:value-type="string">
            <text:p>B28050</text:p>
          </table:table-cell>
          <table:table-cell office:value-type="string">
            <text:p>VILLA DEL PRADO</text:p>
          </table:table-cell>
          <table:table-cell office:value-type="string">
            <text:p>40.278904</text:p>
          </table:table-cell>
          <table:table-cell office:value-type="string">
            <text:p>-4.295161</text:p>
          </table:table-cell>
          <table:table-cell office:value-type="string">
            <text:p>500.0</text:p>
          </table:table-cell>
          <table:table-cell table:number-columns-repeated="1019"/>
        </table:table-row>
        <table:table-row table:style-name="ro2">
          <table:table-cell office:value-type="string">
            <text:p>B29065</text:p>
          </table:table-cell>
          <table:table-cell office:value-type="string">
            <text:p>TIEMBLO CRUCE</text:p>
          </table:table-cell>
          <table:table-cell office:value-type="string">
            <text:p>40.346993</text:p>
          </table:table-cell>
          <table:table-cell office:value-type="string">
            <text:p>-4.443419</text:p>
          </table:table-cell>
          <table:table-cell office:value-type="string">
            <text:p>650.0</text:p>
          </table:table-cell>
          <table:table-cell table:number-columns-repeated="1019"/>
        </table:table-row>
        <table:table-row table:style-name="ro2">
          <table:table-cell office:value-type="string">
            <text:p>B33082</text:p>
          </table:table-cell>
          <table:table-cell office:value-type="string">
            <text:p>PB IGLESIA</text:p>
          </table:table-cell>
          <table:table-cell office:value-type="string">
            <text:p>40.241295</text:p>
          </table:table-cell>
          <table:table-cell office:value-type="string">
            <text:p>-4.915575</text:p>
          </table:table-cell>
          <table:table-cell office:value-type="string">
            <text:p>819.9</text:p>
          </table:table-cell>
          <table:table-cell table:number-columns-repeated="1019"/>
        </table:table-row>
        <table:table-row table:style-name="ro2">
          <table:table-cell office:value-type="string">
            <text:p>B41070</text:p>
          </table:table-cell>
          <table:table-cell office:value-type="string">
            <text:p>ARENAS SAN PEDRO</text:p>
          </table:table-cell>
          <table:table-cell office:value-type="string">
            <text:p>40.209385</text:p>
          </table:table-cell>
          <table:table-cell office:value-type="string">
            <text:p>-5.080217</text:p>
          </table:table-cell>
          <table:table-cell office:value-type="string">
            <text:p>749.9</text:p>
          </table:table-cell>
          <table:table-cell table:number-columns-repeated="1019"/>
        </table:table-row>
        <table:table-row table:style-name="ro2">
          <table:table-cell office:value-type="string">
            <text:p>B42040</text:p>
          </table:table-cell>
          <table:table-cell office:value-type="string">
            <text:p>MADRIGAL VERA</text:p>
          </table:table-cell>
          <table:table-cell office:value-type="string">
            <text:p>40.149117</text:p>
          </table:table-cell>
          <table:table-cell office:value-type="string">
            <text:p>-5.340024</text:p>
          </table:table-cell>
          <table:table-cell office:value-type="string">
            <text:p>400.0</text:p>
          </table:table-cell>
          <table:table-cell table:number-columns-repeated="1019"/>
        </table:table-row>
        <table:table-row table:style-name="ro2">
          <table:table-cell office:value-type="string">
            <text:p>B44055</text:p>
          </table:table-cell>
          <table:table-cell office:value-type="string">
            <text:p>PB BASURERO</text:p>
          </table:table-cell>
          <table:table-cell office:value-type="string">
            <text:p>40.231342</text:p>
          </table:table-cell>
          <table:table-cell office:value-type="string">
            <text:p>-4.901190</text:p>
          </table:table-cell>
          <table:table-cell office:value-type="string">
            <text:p>550.0</text:p>
          </table:table-cell>
          <table:table-cell table:number-columns-repeated="1019"/>
        </table:table-row>
        <table:table-row table:style-name="ro2">
          <table:table-cell office:value-type="string">
            <text:p>B45218</text:p>
          </table:table-cell>
          <table:table-cell office:value-type="string">
            <text:p>EL CABEZO</text:p>
          </table:table-cell>
          <table:table-cell office:value-type="string">
            <text:p>40.312918</text:p>
          </table:table-cell>
          <table:table-cell office:value-type="string">
            <text:p>-4.885250</text:p>
          </table:table-cell>
          <table:table-cell office:value-type="string">
            <text:p>2175.0</text:p>
          </table:table-cell>
          <table:table-cell table:number-columns-repeated="1019"/>
        </table:table-row>
        <table:table-row table:style-name="ro2">
          <table:table-cell office:value-type="string">
            <text:p>B46196</text:p>
          </table:table-cell>
          <table:table-cell office:value-type="string">
            <text:p>LA ESCUSA PUNTO GEOD</text:p>
          </table:table-cell>
          <table:table-cell office:value-type="string">
            <text:p>40.364722</text:p>
          </table:table-cell>
          <table:table-cell office:value-type="string">
            <text:p>-4.624166</text:p>
          </table:table-cell>
          <table:table-cell office:value-type="string">
            <text:p>1955.0</text:p>
          </table:table-cell>
          <table:table-cell table:number-columns-repeated="1019"/>
        </table:table-row>
        <table:table-row table:style-name="ro2">
          <table:table-cell office:value-type="string">
            <text:p>B47110</text:p>
          </table:table-cell>
          <table:table-cell office:value-type="string">
            <text:p>VILLACASTIN IGLESIA</text:p>
          </table:table-cell>
          <table:table-cell office:value-type="string">
            <text:p>40.781597</text:p>
          </table:table-cell>
          <table:table-cell office:value-type="string">
            <text:p>-4.411687</text:p>
          </table:table-cell>
          <table:table-cell office:value-type="string">
            <text:p>1100.0</text:p>
          </table:table-cell>
          <table:table-cell table:number-columns-repeated="1019"/>
        </table:table-row>
        <table:table-row table:style-name="ro2">
          <table:table-cell office:value-type="string">
            <text:p>B48160</text:p>
          </table:table-cell>
          <table:table-cell office:value-type="string">
            <text:p>PARADOR DE GREDOS</text:p>
          </table:table-cell>
          <table:table-cell office:value-type="string">
            <text:p>40.354858</text:p>
          </table:table-cell>
          <table:table-cell office:value-type="string">
            <text:p>-5.113503</text:p>
          </table:table-cell>
          <table:table-cell office:value-type="string">
            <text:p>1600.0</text:p>
          </table:table-cell>
          <table:table-cell table:number-columns-repeated="1019"/>
        </table:table-row>
        <table:table-row table:style-name="ro2">
          <table:table-cell office:value-type="string">
            <text:p>B49135</text:p>
          </table:table-cell>
          <table:table-cell office:value-type="string">
            <text:p>CASTILLO MANQUEOSPESE</text:p>
          </table:table-cell>
          <table:table-cell office:value-type="string">
            <text:p>40.534325</text:p>
          </table:table-cell>
          <table:table-cell office:value-type="string">
            <text:p>-4.838780</text:p>
          </table:table-cell>
          <table:table-cell office:value-type="string">
            <text:p>1351.0</text:p>
          </table:table-cell>
          <table:table-cell table:number-columns-repeated="1019"/>
        </table:table-row>
        <table:table-row table:style-name="ro2">
          <table:table-cell office:value-type="string">
            <text:p>B58066</text:p>
          </table:table-cell>
          <table:table-cell office:value-type="string">
            <text:p>CRUCE GUISANDO</text:p>
          </table:table-cell>
          <table:table-cell office:value-type="string">
            <text:p>40.192150</text:p>
          </table:table-cell>
          <table:table-cell office:value-type="string">
            <text:p>-5.121533</text:p>
          </table:table-cell>
          <table:table-cell office:value-type="string">
            <text:p>660.0</text:p>
          </table:table-cell>
          <table:table-cell table:number-columns-repeated="1019"/>
        </table:table-row>
        <table:table-row table:style-name="ro2">
          <table:table-cell office:value-type="string">
            <text:p>B59070</text:p>
          </table:table-cell>
          <table:table-cell office:value-type="string">
            <text:p>ABANTERA CRUCE</text:p>
          </table:table-cell>
          <table:table-cell office:value-type="string">
            <text:p>40.207615</text:p>
          </table:table-cell>
          <table:table-cell office:value-type="string">
            <text:p>-5.018610</text:p>
          </table:table-cell>
          <table:table-cell office:value-type="string">
            <text:p>700.0</text:p>
          </table:table-cell>
          <table:table-cell table:number-columns-repeated="1019"/>
        </table:table-row>
        <table:table-row table:style-name="ro2">
          <table:table-cell office:value-type="string">
            <text:p>B60130</text:p>
          </table:table-cell>
          <table:table-cell office:value-type="string">
            <text:p>MIJARES</text:p>
          </table:table-cell>
          <table:table-cell office:value-type="string">
            <text:p>40.290966</text:p>
          </table:table-cell>
          <table:table-cell office:value-type="string">
            <text:p>-4.823485</text:p>
          </table:table-cell>
          <table:table-cell office:value-type="string">
            <text:p>1300.1</text:p>
          </table:table-cell>
          <table:table-cell table:number-columns-repeated="1019"/>
        </table:table-row>
        <table:table-row table:style-name="ro2">
          <table:table-cell office:value-type="string">
            <text:p>B61120</text:p>
          </table:table-cell>
          <table:table-cell office:value-type="string">
            <text:p>PIEDRALAVES</text:p>
          </table:table-cell>
          <table:table-cell office:value-type="string">
            <text:p>40.325760</text:p>
          </table:table-cell>
          <table:table-cell office:value-type="string">
            <text:p>-4.723631</text:p>
          </table:table-cell>
          <table:table-cell office:value-type="string">
            <text:p>1200.1</text:p>
          </table:table-cell>
          <table:table-cell table:number-columns-repeated="1019"/>
        </table:table-row>
        <table:table-row table:style-name="ro2">
          <table:table-cell office:value-type="string">
            <text:p>B62039</text:p>
          </table:table-cell>
          <table:table-cell office:value-type="string">
            <text:p>NAVALCAN</text:p>
          </table:table-cell>
          <table:table-cell office:value-type="string">
            <text:p>40.069333</text:p>
          </table:table-cell>
          <table:table-cell office:value-type="string">
            <text:p>-5.088167</text:p>
          </table:table-cell>
          <table:table-cell office:value-type="string">
            <text:p>394.0</text:p>
          </table:table-cell>
          <table:table-cell table:number-columns-repeated="1019"/>
        </table:table-row>
        <table:table-row table:style-name="ro2">
          <table:table-cell office:value-type="string">
            <text:p>B63040</text:p>
          </table:table-cell>
          <table:table-cell office:value-type="string">
            <text:p>PARRILLAS</text:p>
          </table:table-cell>
          <table:table-cell office:value-type="string">
            <text:p>40.058167</text:p>
          </table:table-cell>
          <table:table-cell office:value-type="string">
            <text:p>-5.057000</text:p>
          </table:table-cell>
          <table:table-cell office:value-type="string">
            <text:p>400.0</text:p>
          </table:table-cell>
          <table:table-cell table:number-columns-repeated="1019"/>
        </table:table-row>
        <table:table-row table:style-name="ro2">
          <table:table-cell office:value-type="string">
            <text:p>B64051</text:p>
          </table:table-cell>
          <table:table-cell office:value-type="string">
            <text:p>CUEVAS AGUILA</text:p>
          </table:table-cell>
          <table:table-cell office:value-type="string">
            <text:p>40.174450</text:p>
          </table:table-cell>
          <table:table-cell office:value-type="string">
            <text:p>-5.052867</text:p>
          </table:table-cell>
          <table:table-cell office:value-type="string">
            <text:p>510.0</text:p>
          </table:table-cell>
          <table:table-cell table:number-columns-repeated="1019"/>
        </table:table-row>
        <table:table-row table:style-name="ro2">
          <table:table-cell office:value-type="string">
            <text:p>B65052</text:p>
          </table:table-cell>
          <table:table-cell office:value-type="string">
            <text:p>ALDEA ARANGO</text:p>
          </table:table-cell>
          <table:table-cell office:value-type="string">
            <text:p>40.100000</text:p>
          </table:table-cell>
          <table:table-cell office:value-type="string">
            <text:p>-4.976667</text:p>
          </table:table-cell>
          <table:table-cell office:value-type="string">
            <text:p>521.0</text:p>
          </table:table-cell>
          <table:table-cell table:number-columns-repeated="1019"/>
        </table:table-row>
        <table:table-row table:style-name="ro2">
          <table:table-cell office:value-type="string">
            <text:p>B07055</text:p>
          </table:table-cell>
          <table:table-cell office:value-type="string">
            <text:p>MONTESCLAROS</text:p>
          </table:table-cell>
          <table:table-cell office:value-type="string">
            <text:p>40.110424</text:p>
          </table:table-cell>
          <table:table-cell office:value-type="string">
            <text:p>-4.941124</text:p>
          </table:table-cell>
          <table:table-cell office:value-type="string">
            <text:p>550.0</text:p>
          </table:table-cell>
          <table:table-cell table:number-columns-repeated="1019"/>
        </table:table-row>
        <table:table-row table:style-name="ro2">
          <table:table-cell office:value-type="string">
            <text:p>B08037</text:p>
          </table:table-cell>
          <table:table-cell office:value-type="string">
            <text:p>OROPESA</text:p>
          </table:table-cell>
          <table:table-cell office:value-type="string">
            <text:p>39.931725</text:p>
          </table:table-cell>
          <table:table-cell office:value-type="string">
            <text:p>-5.162455</text:p>
          </table:table-cell>
          <table:table-cell office:value-type="string">
            <text:p>370.0</text:p>
          </table:table-cell>
          <table:table-cell table:number-columns-repeated="1019"/>
        </table:table-row>
        <table:table-row table:style-name="ro2">
          <table:table-cell office:value-type="string">
            <text:p>B11037</text:p>
          </table:table-cell>
          <table:table-cell office:value-type="string">
            <text:p>CAZALEGAS</text:p>
          </table:table-cell>
          <table:table-cell office:value-type="string">
            <text:p>39.993290</text:p>
          </table:table-cell>
          <table:table-cell office:value-type="string">
            <text:p>-4.741658</text:p>
          </table:table-cell>
          <table:table-cell office:value-type="string">
            <text:p>370.0</text:p>
          </table:table-cell>
          <table:table-cell table:number-columns-repeated="1019"/>
        </table:table-row>
        <table:table-row table:style-name="ro2">
          <table:table-cell office:value-type="string">
            <text:p>B12051</text:p>
          </table:table-cell>
          <table:table-cell office:value-type="string">
            <text:p>PUEBLA MONTALVAN</text:p>
          </table:table-cell>
          <table:table-cell office:value-type="string">
            <text:p>39.883575</text:p>
          </table:table-cell>
          <table:table-cell office:value-type="string">
            <text:p>-4.351251</text:p>
          </table:table-cell>
          <table:table-cell office:value-type="string">
            <text:p>510.1</text:p>
          </table:table-cell>
          <table:table-cell table:number-columns-repeated="1019"/>
        </table:table-row>
        <table:table-row table:style-name="ro2">
          <table:table-cell office:value-type="string">
            <text:p>B14049</text:p>
          </table:table-cell>
          <table:table-cell office:value-type="string">
            <text:p>MAQUEDA GASOLINERA</text:p>
          </table:table-cell>
          <table:table-cell office:value-type="string">
            <text:p>40.078259</text:p>
          </table:table-cell>
          <table:table-cell office:value-type="string">
            <text:p>-4.380190</text:p>
          </table:table-cell>
          <table:table-cell office:value-type="string">
            <text:p>489.9</text:p>
          </table:table-cell>
          <table:table-cell table:number-columns-repeated="1019"/>
        </table:table-row>
        <table:table-row table:style-name="ro2">
          <table:table-cell office:value-type="string">
            <text:p>B16048</text:p>
          </table:table-cell>
          <table:table-cell office:value-type="string">
            <text:p>VELADA DEPOSITO</text:p>
          </table:table-cell>
          <table:table-cell office:value-type="string">
            <text:p>39.989056</text:p>
          </table:table-cell>
          <table:table-cell office:value-type="string">
            <text:p>-4.966190</text:p>
          </table:table-cell>
          <table:table-cell office:value-type="string">
            <text:p>480.1</text:p>
          </table:table-cell>
          <table:table-cell table:number-columns-repeated="1019"/>
        </table:table-row>
        <table:table-row table:style-name="ro2">
          <table:table-cell office:value-type="string">
            <text:p>B19050</text:p>
          </table:table-cell>
          <table:table-cell office:value-type="string">
            <text:p>RIELVES</text:p>
          </table:table-cell>
          <table:table-cell office:value-type="string">
            <text:p>39.960262</text:p>
          </table:table-cell>
          <table:table-cell office:value-type="string">
            <text:p>-4.200020</text:p>
          </table:table-cell>
          <table:table-cell office:value-type="string">
            <text:p>500.0</text:p>
          </table:table-cell>
          <table:table-cell table:number-columns-repeated="1019"/>
        </table:table-row>
        <table:table-row table:style-name="ro2">
          <table:table-cell office:value-type="string">
            <text:p>B22038</text:p>
          </table:table-cell>
          <table:table-cell office:value-type="string">
            <text:p>CANDELEDA</text:p>
          </table:table-cell>
          <table:table-cell office:value-type="string">
            <text:p>40.127358</text:p>
          </table:table-cell>
          <table:table-cell office:value-type="string">
            <text:p>-5.225620</text:p>
          </table:table-cell>
          <table:table-cell office:value-type="string">
            <text:p>380.1</text:p>
          </table:table-cell>
          <table:table-cell table:number-columns-repeated="1019"/>
        </table:table-row>
        <table:table-row table:style-name="ro2">
          <table:table-cell office:value-type="string">
            <text:p>B24067</text:p>
          </table:table-cell>
          <table:table-cell office:value-type="string">
            <text:p>NAVAHONDILLA URBANIZACION</text:p>
          </table:table-cell>
          <table:table-cell office:value-type="string">
            <text:p>40.335983</text:p>
          </table:table-cell>
          <table:table-cell office:value-type="string">
            <text:p>-4.470084</text:p>
          </table:table-cell>
          <table:table-cell office:value-type="string">
            <text:p>669.9</text:p>
          </table:table-cell>
          <table:table-cell table:number-columns-repeated="1019"/>
        </table:table-row>
        <table:table-row table:style-name="ro2">
          <table:table-cell office:value-type="string">
            <text:p>B43052</text:p>
          </table:table-cell>
          <table:table-cell office:value-type="string">
            <text:p>ALMOROX</text:p>
          </table:table-cell>
          <table:table-cell office:value-type="string">
            <text:p>40.211617</text:p>
          </table:table-cell>
          <table:table-cell office:value-type="string">
            <text:p>-4.386746</text:p>
          </table:table-cell>
          <table:table-cell office:value-type="string">
            <text:p>520.0</text:p>
          </table:table-cell>
          <table:table-cell table:number-columns-repeated="1019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Mono L" svg:font-family="'Nimbus Mono L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6">26/03/2012</text:date>, <text:time>00:28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7T15:02:08</meta:creation-date>
    <dc:date>2012-03-26T00:28:46</dc:date>
    <meta:editing-duration>PT00H40M20S</meta:editing-duration>
    <meta:editing-cycles>8</meta:editing-cycles>
    <meta:generator>OpenOffice.org/3.2$Linux OpenOffice.org_project/320m12$Build-9483</meta:generator>
    <dc:creator>nando </dc:creator>
    <meta:document-statistic meta:table-count="3" meta:cell-count="325" meta:object-count="0"/>
  </office:meta>
</office:document-meta>
</file>